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2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4" svg:font-family="'Comic Sans MS'" style:font-adornments="標準" style:font-family-generic="script" style:font-pitch="variable"/>
    <style:font-face style:name="Comic Sans MS1" svg:font-family="'Comic Sans MS'" style:font-adornments="義式斜體" style:font-family-generic="script" style:font-pitch="variable"/>
    <style:font-face style:name="標楷體5" svg:font-family="標楷體" style:font-family-generic="script" style:font-pitch="variable"/>
    <style:font-face style:name="標楷體8" svg:font-family="標楷體" style:font-adornments="標準" style:font-family-generic="script" style:font-pitch="variable"/>
    <style:font-face style:name="標楷體1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3" svg:font-family="'Comic Sans MS'" style:font-family-generic="system" style:font-pitch="variable"/>
    <style:font-face style:name="Comic Sans MS2" svg:font-family="'Comic Sans MS'" style:font-adornments="標準" style:font-family-generic="system" style:font-pitch="variable"/>
    <style:font-face style:name="Comic Sans MS" svg:font-family="'Comic Sans MS'" style:font-adornments="義式斜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6" svg:font-family="標楷體" style:font-family-generic="system" style:font-pitch="variable"/>
    <style:font-face style:name="標楷體7" svg:font-family="標楷體" style:font-adornments="標準" style:font-family-generic="system" style:font-pitch="variable"/>
    <style:font-face style:name="標楷體4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textarea-vertical-align="middle"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9.75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27pt"/>
    </style:style>
    <style:style style:name="P5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left="1.2cm" fo:margin-right="0cm" fo:text-indent="-1.2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.371cm" fo:text-indent="0cm"/>
    </style:style>
    <style:style style:name="P10" style:family="paragraph">
      <style:paragraph-properties fo:margin-left="1.2cm" fo:margin-right="0cm" fo:margin-top="0cm" fo:margin-bottom="0.371cm" fo:text-indent="-1.2cm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22pt" style:font-size-asian="22pt" style:font-size-complex="22pt"/>
    </style:style>
    <style:style style:name="P13" style:family="paragraph">
      <style:paragraph-properties style:writing-mode="lr-tb"/>
      <style:text-properties fo:font-size="22pt" style:font-size-asian="22pt" style:font-size-complex="22pt"/>
    </style:style>
    <style:style style:name="P14" style:family="paragraph">
      <style:paragraph-properties fo:margin-left="0cm" fo:margin-right="0cm" fo:margin-top="0cm" fo:margin-bottom="0.371cm" fo:text-indent="0cm" style:writing-mode="lr-tb"/>
    </style:style>
    <style:style style:name="T1" style:family="text">
      <style:text-properties fo:color="#04617b" loext:opacity="100%" style:text-outline="false" style:text-line-through-style="none" style:text-line-through-type="none" style:text-position="0% 100%" style:font-name="Comic Sans MS4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2" style:font-style-asian="normal" style:font-weight-asian="250" style:font-style-complex="normal" style:font-weight-complex="250" style:text-emphasize="none" style:text-scale="100%" style:font-relief="none" style:text-overline-style="none" style:text-overline-color="font-color"/>
    </style:style>
    <style:style style:name="T2" style:family="text">
      <style:text-properties fo:color="#04617b" loext:opacity="100%" style:text-outline="false" style:text-line-through-style="none" style:text-line-through-type="none" style:text-position="0% 100%" style:font-name="Comic Sans MS4" fo:font-size="3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2" style:font-size-asian="30pt" style:font-style-asian="normal" style:font-weight-asian="250" style:font-size-complex="30pt" style:font-style-complex="normal" style:font-weight-complex="250" style:text-emphasize="none" style:text-scale="100%" style:font-relief="none" style:text-overline-style="none" style:text-overline-color="font-color"/>
    </style:style>
    <style:style style:name="T3" style:family="text">
      <style:text-properties fo:font-size="27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Comic Sans MS4" fo:font-size="22pt" fo:font-style="normal" fo:text-shadow="none" style:text-underline-style="none" fo:font-weight="normal" style:letter-kerning="true" style:font-name-asian="標楷體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科學講座線上學習</text:span><text:span text:style-name="T1"><text:line-break/></text:span><text:span text:style-name="T2">臺灣科學特殊人才提升計畫</text:span><text:span text:style-name="T2">/</text:span><text:span text:style-name="T2">世界數學日</text:span><text:span text:style-name="T2">/</text:span><text:span text:style-name="T2"><text:line-break/></text:span><text:span text:style-name="T2">你是個機率「盲」嗎？</text:span><text:span text:style-name="T2">/Monty Hall</text:span><text:span text:style-name="T2">問題</text:span><text:span text:style-name="T2">(</text:span><text:span text:style-name="T2">三門問題</text:span><text:span text:style-name="T2">)</text:span></text:p>
          </draw:text-box>
        </draw:frame>
        <draw:frame presentation:style-name="pr2" draw:text-style-name="P4" draw:layer="layout" svg:width="25cm" svg:height="3.25cm" svg:x="1.25cm" svg:y="10.75cm" presentation:class="subtitle" presentation:user-transformed="true">
          <draw:text-box>
            <text:p text:style-name="P3"><text:span text:style-name="T3">72014</text:span><text:span text:style-name="T3">鍾定栩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2">目錄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2">科學原理&amp;應用層面<text:tab/>P.3</text:p>
              </text:list-item>
              <text:list-item>
                <text:p text:style-name="P2">延伸探討<text:tab/><text:tab/><text:tab/><text:tab/><text:tab/><text:tab/>P.5</text:p>
                <text:list>
                  <text:list-item>
                    <text:p text:style-name="P2">Q1<text:tab/><text:tab/><text:tab/><text:tab/><text:tab/><text:tab/><text:tab/><text:tab/>P.5</text:p>
                  </text:list-item>
                  <text:list-item>
                    <text:p text:style-name="P2">A1<text:tab/><text:tab/><text:tab/><text:tab/><text:tab/><text:tab/><text:tab/><text:tab/>P.6</text:p>
                  </text:list-item>
                  <text:list-item>
                    <text:p text:style-name="P2">Q2<text:tab/><text:tab/><text:tab/><text:tab/><text:tab/><text:tab/><text:tab/><text:tab/>P.8</text:p>
                  </text:list-item>
                  <text:list-item>
                    <text:p text:style-name="P2">A2<text:tab/><text:tab/><text:tab/><text:tab/><text:tab/><text:tab/><text:tab/><text:tab/>P.9</text:p>
                  </text:list-item>
                </text:list>
              </text:list-item>
              <text:list-item>
                <text:p text:style-name="P2">資料出處<text:tab/><text:tab/><text:tab/><text:tab/><text:tab/><text:tab/>P.11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2">科學原理&amp;應用層面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7">題目：<text:line-break/>在三扇門中選擇一扇：<text:line-break/>其中一扇後面有一輛車；<text:line-break/>其餘兩扇後面則是山羊。<text:line-break/>你選擇了一道門，然後出題者開了一扇後面有山羊的門。</text:p>
              </text:list-item>
              <text:list-item>
                <text:p text:style-name="P8">請問<text:span text:style-name="T4">換</text:span><text:span text:style-name="T5">跟</text:span><text:span text:style-name="T4">不換</text:span>，你得到車的機率各是多少？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2">科學原理&amp;應用層面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如果你選的是後面有車的那扇門(機率是1/3)，不管出題者開的是哪一扇門，你<text:span text:style-name="T4">不換</text:span><text:span text:style-name="T5">就</text:span>能得到車。</text:p>
              </text:list-item>
              <text:list-item>
                <text:p>如果你選的是後面是山羊的門(機率是2/3)，出題者開的是另外一扇後面是山羊的門，因此你<text:span text:style-name="T4">換</text:span><text:span text:style-name="T5">的話就能得到車。</text:span></text:p>
              </text:list-item>
              <text:list-item>
                <text:p><text:span text:style-name="T5">由以上可得知，你</text:span><text:span text:style-name="T4">換</text:span><text:span text:style-name="T5">的話得到車的機率比較高，機率為</text:span><text:span text:style-name="T5">2/3</text:span><text:span text:style-name="T5">；相反你</text:span><text:span text:style-name="T4">不換</text:span><text:span text:style-name="T5">得到車的機率只有</text:span><text:span text:style-name="T5">1/3</text:span><text:span text:style-name="T5">。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2">延伸探討-Q1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2">如果改成有<text:span text:style-name="T4">四扇</text:span>門，你選了之後出題者會開<text:span text:style-name="T4">兩扇</text:span><text:span text:style-name="T5">後面是山羊的門，那麼你</text:span><text:span text:style-name="T4">換</text:span><text:span text:style-name="T5">跟</text:span><text:span text:style-name="T4">不換</text:span><text:span text:style-name="T5">得到車的機率各是多少？</text:span></text:p>
              </text:list-item>
              <text:list-item>
                <text:p text:style-name="P2"><text:span text:style-name="T5">如果</text:span><text:span text:style-name="T4">五扇</text:span><text:span text:style-name="T5">門他會開</text:span><text:span text:style-name="T4">三扇</text:span><text:span text:style-name="T5">門的話又是如何？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2">延伸探討-A1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9">如果你選的是後面有車的那扇門(機率是1/4)，不管出題者開的是哪兩扇門，你<text:span text:style-name="T4">不換</text:span>才能得到車。</text:p>
              </text:list-item>
              <text:list-item>
                <text:p text:style-name="P9">如果你選的是後面是山羊的門(機率是3/4)，出題者開的是另外兩扇後面是山羊的門，因此你<text:span text:style-name="T4">換</text:span><text:span text:style-name="T5">的話就能得到車。</text:span></text:p>
              </text:list-item>
              <text:list-item>
                <text:p text:style-name="P9"><text:span text:style-name="T5">由以上可得知，你</text:span><text:span text:style-name="T4">換</text:span><text:span text:style-name="T5">的話得到車的機率比較高，機率為</text:span><text:span text:style-name="T5">3/4</text:span><text:span text:style-name="T5">；相反你</text:span><text:span text:style-name="T4">不換</text:span><text:span text:style-name="T5">得到車的機率只有</text:span><text:span text:style-name="T5">1/4</text:span><text:span text:style-name="T5">。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2">延伸探討-A1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9">由以上推論，如果有<text:span text:style-name="T6">n</text:span>扇門，<text:span text:style-name="T4">換</text:span><text:span text:style-name="T5">得到車的機率為</text:span><text:span text:style-name="T5">(</text:span><text:span text:style-name="T7">n</text:span><text:span text:style-name="T5">-1)/</text:span><text:span text:style-name="T7">n</text:span><text:span text:style-name="T8">；而</text:span><text:span text:style-name="T9">不換</text:span><text:span text:style-name="T8">得到車的機率為</text:span><text:span text:style-name="T8">1/</text:span><text:span text:style-name="T7">n</text:span><text:span text:style-name="T8">。</text:span></text:p>
              </text:list-item>
              <text:list-item>
                <text:p text:style-name="P9"><text:span text:style-name="T8">因此若有五扇門，</text:span><text:span text:style-name="T8"><text:line-break/></text:span><text:span text:style-name="T9">換</text:span><text:span text:style-name="T8">得到車的機率為</text:span><text:span text:style-name="T8">(5-1)/5=4/5</text:span><text:span text:style-name="T8">，</text:span><text:span text:style-name="T8"><text:line-break/></text:span><text:span text:style-name="T9">不換</text:span><text:span text:style-name="T8">得到車的機率為</text:span><text:span text:style-name="T8">1/5</text:span><text:span text:style-name="T8">。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2">延伸探討-Q2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0">題目： <text:line-break/>在四扇門中選擇一扇： <text:line-break/>其中兩扇後面是一輛車； <text:line-break/>另外兩扇後面則是山羊。 <text:line-break/>你選擇了一道門，然後出題者開了一扇後面有山羊的門。</text:p>
              </text:list-item>
              <text:list-item>
                <text:p text:style-name="P9">請問<text:span text:style-name="T4">換</text:span><text:span text:style-name="T5">跟</text:span><text:span text:style-name="T4">不換</text:span>，你得到車的機率各是多少？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3" presentation:use-date-time-name="dtd1">
        <office:forms form:automatic-focus="false" form:apply-design-mode="false"/>
        <draw:frame presentation:style-name="pr4" draw:text-style-name="P2" draw:layer="layout" svg:width="25cm" svg:height="2.75cm" svg:x="1.5cm" svg:y="0.25cm" presentation:class="title">
          <draw:text-box>
            <text:p text:style-name="P2">延伸探討-A2</text:p>
          </draw:text-box>
        </draw:frame>
        <draw:frame presentation:style-name="pr5" draw:text-style-name="P2" draw:layer="layout" svg:width="6.41cm" svg:height="9.75cm" svg:x="1.5cm" svg:y="4cm" presentation:class="outline" presentation:user-transformed="true">
          <draw:text-box>
            <text:list text:style-name="L2">
              <text:list-item>
                <text:p>A-N<text:tab/><text:tab/>F</text:p>
              </text:list-item>
              <text:list-item>
                <text:p>A-Y-C<text:tab/><text:tab/>T</text:p>
              </text:list-item>
              <text:list-item>
                <text:p>A-Y-D<text:tab/><text:tab/>T</text:p>
              </text:list-item>
              <text:list-item>
                <text:p>B-N<text:tab/><text:tab/>F</text:p>
              </text:list-item>
              <text:list-item>
                <text:p>B-Y-C<text:tab/><text:tab/>T</text:p>
              </text:list-item>
              <text:list-item>
                <text:p>B-Y-D<text:tab/><text:tab/>T</text:p>
              </text:list-item>
            </text:list>
          </draw:text-box>
        </draw:frame>
        <draw:frame presentation:style-name="pr7" draw:layer="layout" svg:width="7.09cm" svg:height="9.75cm" svg:x="7.91cm" svg:y="4cm" presentation:class="outline" presentation:user-transformed="true">
          <draw:text-box>
            <text:list text:style-name="L2">
              <text:list-item>
                <text:p text:style-name="P9">C-N<text:tab/><text:tab/>T</text:p>
              </text:list-item>
              <text:list-item>
                <text:p text:style-name="P9">C-Y-D<text:tab/><text:tab/>T</text:p>
              </text:list-item>
              <text:list-item>
                <text:p text:style-name="P9">C-Y-A<text:tab/><text:tab/>F</text:p>
              </text:list-item>
              <text:list-item>
                <text:p text:style-name="P9">D-N<text:tab/><text:tab/>T</text:p>
              </text:list-item>
              <text:list-item>
                <text:p text:style-name="P9">D-Y-C<text:tab/><text:tab/>T</text:p>
              </text:list-item>
              <text:list-item>
                <text:p text:style-name="P9">D-Y-A<text:tab/><text:tab/>F</text:p>
              </text:list-item>
            </text:list>
          </draw:text-box>
        </draw:frame>
        <draw:frame presentation:style-name="pr5" draw:text-style-name="P13" draw:layer="layout" svg:width="13cm" svg:height="9.75cm" svg:x="14.5cm" svg:y="4cm" presentation:class="outline" presentation:user-transformed="true">
          <draw:text-box>
            <text:list text:style-name="L2">
              <text:list-item>
                <text:p text:style-name="P11"><text:span text:style-name="T10">假設車放在</text:span><text:span text:style-name="T10">C.D</text:span><text:span text:style-name="T10">門</text:span></text:p>
              </text:list-item>
              <text:list-item>
                <text:p text:style-name="P12"><text:span text:style-name="T11">第一個字母代表一開始選的門；</text:span></text:p>
              </text:list-item>
              <text:list-item>
                <text:p text:style-name="P12"><text:span text:style-name="T11">第二個字母：</text:span><text:span text:style-name="T11"><text:line-break/></text:span><text:span text:style-name="T10">N</text:span><text:span text:style-name="T10">代表</text:span><text:span text:style-name="T12">不換</text:span><text:span text:style-name="T13">，</text:span><text:span text:style-name="T13">Y</text:span><text:span text:style-name="T13">代表</text:span><text:span text:style-name="T12">換</text:span></text:p>
              </text:list-item>
              <text:list-item>
                <text:p text:style-name="P12"><text:span text:style-name="T13">第三個字母為</text:span><text:span text:style-name="T12">換</text:span><text:span text:style-name="T13">了之後選到的門。</text:span></text:p>
              </text:list-item>
              <text:list-item>
                <text:p text:style-name="P12"><text:span text:style-name="T11">第四個字母：</text:span><text:span text:style-name="T11"><text:line-break/></text:span><text:span text:style-name="T13">T</text:span><text:span text:style-name="T13">代表得到車；</text:span><text:span text:style-name="T13">F</text:span><text:span text:style-name="T13">代表得到山羊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2">延伸探討-A2</text:p>
          </draw:text-box>
        </draw:frame>
        <draw:frame presentation:style-name="pr5" draw:text-style-name="P2" draw:layer="layout" svg:width="25.061cm" svg:height="9.716cm" svg:x="1.297cm" svg:y="4cm" presentation:class="outline" presentation:user-transformed="true">
          <draw:text-box>
            <text:list text:style-name="L2">
              <text:list-item>
                <text:p text:style-name="P14"><text:span text:style-name="T5">由以上可得知：</text:span><text:span text:style-name="T5"><text:line-break/></text:span><text:span text:style-name="T4">換</text:span><text:span text:style-name="T5">的話有</text:span><text:span text:style-name="T5">6/8=3/4</text:span><text:span text:style-name="T5">的機率得到車；</text:span><text:span text:style-name="T5"><text:line-break/></text:span><text:span text:style-name="T4">不換</text:span><text:span text:style-name="T5">的話有</text:span><text:span text:style-name="T5">2/4=1/2</text:span><text:span text:style-name="T5">的機率得到車。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2">資料出處</text:p>
          </draw:text-box>
        </draw:frame>
        <draw:frame presentation:style-name="pr5" draw:text-style-name="P2" draw:layer="layout" svg:width="25.061cm" svg:height="9.716cm" svg:x="1.297cm" svg:y="4cm" presentation:class="outline" presentation:user-transformed="true">
          <draw:text-box>
            <text:list text:style-name="L2">
              <text:list-item>
                <text:p text:style-name="P14">[1]臺灣科學特殊人才提升計畫-YouTube<text:line-break/><text:a xlink:href="https://www.youtube.com/@user-dc7re5zv1u" xlink:type="simple">https://www.youtube.com/@user-dc7re5zv1u</text:a></text:p>
              </text:list-item>
              <text:list-item>
                <text:p text:style-name="P14">[2]世界數學日-YouTube<text:line-break/><text:a xlink:href="https://www.youtube.com/playlist?list=PL-GVOhKlIs0a3TV4TzfJL7IJNNF-2V3KL" xlink:type="simple">https://www.youtube.com/playlist?list=PL-GVOhKlIs0a3TV4TzfJL7IJNNF-2V3KL</text:a></text:p>
              </text:list-item>
              <text:list-item>
                <text:p text:style-name="P14">[3]你是個機率「盲」嗎？-YouTube<text:line-break/><text:a xlink:href="https://www.youtube.com/watch?v=0-mXaIcv9OY&amp;list=PL-GVOhKlIs0a3TV4TzfJL7IJNNF-2V3KL&amp;index=3" xlink:type="simple">https://www.youtube.com/watch?v=0-mXaIcv9OY&amp;list=PL-GVOhKlIs0a3TV4TzfJL7IJNNF-2V3KL&amp;index=3</text:a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2">資料出處</text:p>
          </draw:text-box>
        </draw:frame>
        <draw:frame presentation:style-name="pr5" draw:text-style-name="P2" draw:layer="layout" svg:width="25.061cm" svg:height="9.716cm" svg:x="1.297cm" svg:y="4cm" presentation:class="outline" presentation:user-transformed="true">
          <draw:text-box>
            <text:list text:style-name="L2">
              <text:list-item>
                <text:p text:style-name="P14">[4]參考資料-Google雲端硬碟<text:line-break/><text:a xlink:href="https://drive.google.com/drive/folders/1QIogdBxF24cMizk0qVWb0ZcSr9dUzztf" xlink:type="simple">https://drive.google.com/drive/folders/1QIogdBxF24cMizk0qVWb0ZcSr9dUzztf</text:a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2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4" svg:font-family="'Comic Sans MS'" style:font-adornments="標準" style:font-family-generic="script" style:font-pitch="variable"/>
    <style:font-face style:name="Comic Sans MS1" svg:font-family="'Comic Sans MS'" style:font-adornments="義式斜體" style:font-family-generic="script" style:font-pitch="variable"/>
    <style:font-face style:name="標楷體5" svg:font-family="標楷體" style:font-family-generic="script" style:font-pitch="variable"/>
    <style:font-face style:name="標楷體8" svg:font-family="標楷體" style:font-adornments="標準" style:font-family-generic="script" style:font-pitch="variable"/>
    <style:font-face style:name="標楷體1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Comic Sans MS3" svg:font-family="'Comic Sans MS'" style:font-family-generic="system" style:font-pitch="variable"/>
    <style:font-face style:name="Comic Sans MS2" svg:font-family="'Comic Sans MS'" style:font-adornments="標準" style:font-family-generic="system" style:font-pitch="variable"/>
    <style:font-face style:name="Comic Sans MS" svg:font-family="'Comic Sans MS'" style:font-adornments="義式斜體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6" svg:font-family="標楷體" style:font-family-generic="system" style:font-pitch="variable"/>
    <style:font-face style:name="標楷體7" svg:font-family="標楷體" style:font-adornments="標準" style:font-family-generic="system" style:font-pitch="variable"/>
    <style:font-face style:name="標楷體4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Comic Sans MS4" fo:font-family="'Comic Sans MS'" style:font-style-name="標準" style:font-family-generic="script" style:font-pitch="variable" fo:font-size="22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Comic Sans MS4" fo:font-family="'Comic Sans MS'" style:font-style-name="標準" style:font-family-generic="script" style:font-pitch="variable" fo:font-size="24pt" style:letter-kerning="true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textarea-vertical-align="middle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align="center" fo:text-indent="0cm"/>
      <style:text-properties fo:color="#dbf5f9" loext:opacity="100%" style:text-outline="false" style:text-line-through-style="none" style:text-line-through-type="none" style:font-name="Comic Sans MS4" fo:font-family="'Comic Sans MS'" style:font-style-name="標準" style:font-family-generic="script" style:font-pitch="variable" fo:font-size="21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graphic-properties draw:textarea-vertical-align="middle"/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graphic-properties draw:textarea-vertical-align="middle"/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graphic-properties draw:textarea-vertical-align="middle"/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graphic-properties draw:textarea-vertical-align="middle"/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graphic-properties draw:textarea-vertical-align="middle"/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graphic-properties draw:textarea-vertical-align="middle"/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Comic Sans MS1" fo:font-family="'Comic Sans MS'" style:font-style-name="義式斜體" style:font-family-generic="script" style:font-pitch="variable" fo:font-size="3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style:font-name-asian="標楷體3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Comic Sans MS4" fo:font-family="'Comic Sans MS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2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Comic Sans MS4" fo:font-family="'Comic Sans MS'" style:font-style-name="標準" style:font-family-generic="script" style:font-pitch="variable" fo:font-size="24pt" style:letter-kerning="true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Comic Sans MS4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Comic Sans MS4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2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Comic Sans MS4" fo:font-family="'Comic Sans MS'" style:font-style-name="標準" style:font-family-generic="script" style:font-pitch="variable" fo:font-size="24pt" style:letter-kerning="true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Comic Sans MS4" fo:font-family="'Comic Sans MS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style:font-name="Comic Sans MS4" fo:font-family="'Comic Sans MS'" style:font-style-name="標準" style:font-family-generic="script" style:font-pitch="variable"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name-asian="標楷體" style:font-family-asian="標楷體" style:font-style-name-asian="標準" style:font-family-generic-asian="script" style:font-pitch-asian="fixed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Comic Sans MS4" fo:font-family="'Comic Sans MS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2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Comic Sans MS4" fo:font-family="'Comic Sans MS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2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7T13:23:38.852000000</meta:creation-date>
    <meta:editing-duration>PT1H26M24S</meta:editing-duration>
    <meta:editing-cycles>24</meta:editing-cycles>
    <meta:generator>LibreOffice/7.1.6.2$Windows_X86_64 LibreOffice_project/0e133318fcee89abacd6a7d077e292f1145735c3</meta:generator>
    <dc:title>簡報範本</dc:title>
    <dc:date>2023-08-11T14:52:28.762000000</dc:date>
    <meta:document-statistic meta:object-count="94"/>
  </office:meta>
</office:document-meta>
</file>